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15cm" fo:break-before="auto" style:use-optimal-row-height="false"/>
    </style:style>
    <style:style style:name="ro3" style:family="table-row">
      <style:table-row-properties style:row-height="0.9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/>
      <style:text-properties style:font-name="Arial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style:font-name="Arial"/>
    </style:style>
    <style:style style:name="ce10" style:family="table-cell" style:parent-style-name="Default">
      <style:table-cell-properties fo:background-color="#dee6ef" fo:border="none"/>
      <style:text-properties style:font-name="Arial"/>
    </style:style>
    <style:style style:name="ce11" style:family="table-cell" style:parent-style-name="Default">
      <style:table-cell-properties fo:border="none"/>
      <style:text-properties style:font-name="Ari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/>
    </style:style>
    <style:style style:name="ce13" style:family="table-cell" style:parent-style-name="Default">
      <style:table-cell-properties fo:background-color="#dee6ef" fo:border="none"/>
      <style:text-properties style:font-name="Liberation Sans"/>
    </style:style>
    <style:style style:name="T1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14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>
          <table:table-cell/>
          <table:table-cell table:style-name="ce3" office:value-type="string" calcext:value-type="string" table:number-columns-spanned="5" table:number-rows-spanned="1">
            <text:p>Número de Somas/Subtrações para efetuar o Blur – Algoritmo Rápido</text:p>
          </table:table-cell>
          <table:covered-table-cell table:number-columns-repeated="4" table:style-name="ce11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<text:span text:style-name="T1">Δx*Δy</text:span></text:p>
          </table:table-cell>
          <table:table-cell table:style-name="ce12" office:value-type="string" calcext:value-type="string" table:number-columns-spanned="4" table:number-rows-spanned="1">
            <text:p>Dimensões</text:p>
          </table:table-cell>
          <table:covered-table-cell table:number-columns-repeated="3" table:style-name="ce11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300x300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940x940</text:p>
          </table:table-cell>
          <table:table-cell table:style-name="ce9" office:value-type="string" calcext:value-type="string">
            <text:p>1600x1200</text:p>
          </table:table-cell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628801" calcext:value-type="float">
            <text:p>628801</text:p>
          </table:table-cell>
          <table:table-cell table:style-name="ce10" office:value-type="float" office:value="1832961" calcext:value-type="float">
            <text:p>1832961</text:p>
          </table:table-cell>
          <table:table-cell table:style-name="ce10" office:value-type="float" office:value="6181441" calcext:value-type="float">
            <text:p>6181441</text:p>
          </table:table-cell>
          <table:table-cell table:style-name="ce10" office:value-type="float" office:value="13434401" calcext:value-type="float">
            <text:p>13434401</text:p>
          </table:table-cell>
        </table:table-row>
        <table:table-row table:style-name="ro1">
          <table:table-cell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28801" calcext:value-type="float">
            <text:p>628801</text:p>
          </table:table-cell>
          <table:table-cell table:style-name="ce11" office:value-type="float" office:value="1832961" calcext:value-type="float">
            <text:p>1832961</text:p>
          </table:table-cell>
          <table:table-cell table:style-name="ce11" office:value-type="float" office:value="6181441" calcext:value-type="float">
            <text:p>6181441</text:p>
          </table:table-cell>
          <table:table-cell table:style-name="ce11" office:value-type="float" office:value="13434401" calcext:value-type="float">
            <text:p>13434401</text:p>
          </table:table-cell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628801" calcext:value-type="float">
            <text:p>628801</text:p>
          </table:table-cell>
          <table:table-cell table:style-name="ce10" office:value-type="float" office:value="1832961" calcext:value-type="float">
            <text:p>1832961</text:p>
          </table:table-cell>
          <table:table-cell table:style-name="ce10" office:value-type="float" office:value="6181441" calcext:value-type="float">
            <text:p>6181441</text:p>
          </table:table-cell>
          <table:table-cell table:style-name="ce10" office:value-type="float" office:value="13434401" calcext:value-type="float">
            <text:p>13434401</text:p>
          </table:table-cell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628801" calcext:value-type="float">
            <text:p>628801</text:p>
          </table:table-cell>
          <table:table-cell table:style-name="ce11" office:value-type="float" office:value="1832961" calcext:value-type="float">
            <text:p>1832961</text:p>
          </table:table-cell>
          <table:table-cell table:style-name="ce11" office:value-type="float" office:value="6181441" calcext:value-type="float">
            <text:p>6181441</text:p>
          </table:table-cell>
          <table:table-cell table:style-name="ce11" office:value-type="float" office:value="13434401" calcext:value-type="float">
            <text:p>13434401</text:p>
          </table:table-cell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8801" calcext:value-type="float">
            <text:p>628801</text:p>
          </table:table-cell>
          <table:table-cell table:style-name="ce10" office:value-type="float" office:value="1832961" calcext:value-type="float">
            <text:p>1832961</text:p>
          </table:table-cell>
          <table:table-cell table:style-name="ce10" office:value-type="float" office:value="6181441" calcext:value-type="float">
            <text:p>6181441</text:p>
          </table:table-cell>
          <table:table-cell table:style-name="ce10" office:value-type="float" office:value="13434401" calcext:value-type="float">
            <text:p>13434401</text:p>
          </table:table-cell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28801" calcext:value-type="float">
            <text:p>628801</text:p>
          </table:table-cell>
          <table:table-cell table:style-name="ce11" office:value-type="float" office:value="1832961" calcext:value-type="float">
            <text:p>1832961</text:p>
          </table:table-cell>
          <table:table-cell table:style-name="ce11" office:value-type="float" office:value="6181441" calcext:value-type="float">
            <text:p>6181441</text:p>
          </table:table-cell>
          <table:table-cell table:style-name="ce11" office:value-type="float" office:value="13434401" calcext:value-type="float">
            <text:p>13434401</text:p>
          </table:table-cell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28801" calcext:value-type="float">
            <text:p>628801</text:p>
          </table:table-cell>
          <table:table-cell table:style-name="ce10" office:value-type="float" office:value="1832961" calcext:value-type="float">
            <text:p>1832961</text:p>
          </table:table-cell>
          <table:table-cell table:style-name="ce10" office:value-type="float" office:value="6181441" calcext:value-type="float">
            <text:p>6181441</text:p>
          </table:table-cell>
          <table:table-cell table:style-name="ce10" office:value-type="float" office:value="13434401" calcext:value-type="float">
            <text:p>1343440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Número de Somas/Subtrações para efetuar o Blur – Algoritmo Lento</text:p>
          </table:table-cell>
          <table:covered-table-cell table:number-columns-repeated="4" table:style-name="ce11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<text:span text:style-name="T1">Δx*Δy</text:span></text:p>
          </table:table-cell>
          <table:table-cell table:style-name="ce12" office:value-type="string" calcext:value-type="string" table:number-columns-spanned="4" table:number-rows-spanned="1">
            <text:p>Dimensões</text:p>
          </table:table-cell>
          <table:covered-table-cell table:number-columns-repeated="3" table:style-name="ce11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300x300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940x940</text:p>
          </table:table-cell>
          <table:table-cell table:style-name="ce9" office:value-type="string" calcext:value-type="string">
            <text:p>1600x1200</text:p>
          </table:table-cell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8809488" calcext:value-type="float">
            <text:p>8809488</text:p>
          </table:table-cell>
          <table:table-cell table:style-name="ce10" office:value-type="float" office:value="25780512" calcext:value-type="float">
            <text:p>25780512</text:p>
          </table:table-cell>
          <table:table-cell table:style-name="ce10" office:value-type="float" office:value="87160848" calcext:value-type="float">
            <text:p>87160848</text:p>
          </table:table-cell>
          <table:table-cell table:style-name="ce10" office:value-type="float" office:value="189609888" calcext:value-type="float">
            <text:p>189609888</text:p>
          </table:table-cell>
        </table:table-row>
        <table:table-row table:style-name="ro1">
          <table:table-cell/>
          <table:table-cell table:style-name="ce11" office:value-type="float" office:value="7" calcext:value-type="float">
            <text:p>7</text:p>
          </table:table-cell>
          <table:table-cell office:value-type="float" office:value="39588272" calcext:value-type="float">
            <text:p>39588272</text:p>
          </table:table-cell>
          <table:table-cell office:value-type="float" office:value="116512896" calcext:value-type="float">
            <text:p>116512896</text:p>
          </table:table-cell>
          <table:table-cell office:value-type="float" office:value="395351472" calcext:value-type="float">
            <text:p>395351472</text:p>
          </table:table-cell>
          <table:table-cell office:value-type="float" office:value="861222272" calcext:value-type="float">
            <text:p>861222272</text:p>
          </table:table-cell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3" office:value-type="float" office:value="63034200" calcext:value-type="float">
            <text:p>63034200</text:p>
          </table:table-cell>
          <table:table-cell table:style-name="ce10" office:value-type="float" office:value="186044232" calcext:value-type="float">
            <text:p>186044232</text:p>
          </table:table-cell>
          <table:table-cell table:style-name="ce10" office:value-type="float" office:value="632429400" calcext:value-type="float">
            <text:p>632429400</text:p>
          </table:table-cell>
          <table:table-cell table:style-name="ce10" office:value-type="float" office:value="1378600200" calcext:value-type="float">
            <text:p>1378600200</text:p>
          </table:table-cell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office:value-type="float" office:value="91701648" calcext:value-type="float">
            <text:p>91701648</text:p>
          </table:table-cell>
          <table:table-cell office:value-type="float" office:value="271427616" calcext:value-type="float">
            <text:p>271427616</text:p>
          </table:table-cell>
          <table:table-cell office:value-type="float" office:value="924351888" calcext:value-type="float">
            <text:p>924351888</text:p>
          </table:table-cell>
          <table:table-cell office:value-type="float" office:value="2016313248" calcext:value-type="float">
            <text:p>2016313248</text:p>
          </table:table-cell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5479448" calcext:value-type="float">
            <text:p>125479448</text:p>
          </table:table-cell>
          <table:table-cell table:style-name="ce10" office:value-type="float" office:value="372470472" calcext:value-type="float">
            <text:p>372470472</text:p>
          </table:table-cell>
          <table:table-cell table:style-name="ce10" office:value-type="float" office:value="1270762008" calcext:value-type="float">
            <text:p>1270762008</text:p>
          </table:table-cell>
          <table:table-cell table:style-name="ce10" office:value-type="float" office:value="2773827848" calcext:value-type="float">
            <text:p>2773827848</text:p>
          </table:table-cell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office:value-type="float" office:value="164257200" calcext:value-type="float">
            <text:p>164257200</text:p>
          </table:table-cell>
          <table:table-cell office:value-type="float" office:value="488980992" calcext:value-type="float">
            <text:p>488980992</text:p>
          </table:table-cell>
          <table:table-cell office:value-type="float" office:value="1671303600" calcext:value-type="float">
            <text:p>1671303600</text:p>
          </table:table-cell>
          <table:table-cell office:value-type="float" office:value="3650611200" calcext:value-type="float">
            <text:p>3650611200</text:p>
          </table:table-cell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07925272" calcext:value-type="float">
            <text:p>207925272</text:p>
          </table:table-cell>
          <table:table-cell table:style-name="ce10" office:value-type="float" office:value="620768136" calcext:value-type="float">
            <text:p>620768136</text:p>
          </table:table-cell>
          <table:table-cell table:style-name="ce10" office:value-type="float" office:value="2125621272" calcext:value-type="float">
            <text:p>2125621272</text:p>
          </table:table-cell>
          <table:table-cell table:style-name="ce10" office:value-type="float" office:value="4646131272" calcext:value-type="float">
            <text:p>4646131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-00-0000</text:date>, <text:time style:data-style-name="N2" text:time-value="20:05:58.9642158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 Ribeiro</meta:initial-creator>
    <meta:creation-date>2023-11-25T19:43:13.980675577</meta:creation-date>
    <dc:date>2023-11-25T20:24:50.147017467</dc:date>
    <dc:creator>Andre Ribeiro</dc:creator>
    <meta:editing-duration>PT38M1S</meta:editing-duration>
    <meta:editing-cycles>2</meta:editing-cycles>
    <meta:generator>LibreOffice/7.6.2.1$Linux_X86_64 LibreOffice_project/60$Build-1</meta:generator>
    <meta:document-statistic meta:table-count="1" meta:cell-count="84" meta:object-count="0"/>
  </office:meta>
</office:document-meta>
</file>